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IN GREECE (20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 IN GREECE (20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time (20:1-3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treachery (20:3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ACTS 20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AUL IN GREECE (20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AUL EN ROUTE TO TROAS (20:4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PAUL IN TROAS (20:7-12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PAUL IN TROAS (20:7-12)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midnight message (20: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mishap (20:8-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miracle (20:10-1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ACTS 20<text:s text:c="1"/></text:span><text:span text:style-name="a493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PAUL IN GREECE (20:1-3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PAUL EN ROUTE TO TROAS (20:4-6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PAUL IN TROAS (20:7-12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PAUL EN ROUTE TO MILETUS (20:13-16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PAUL IN MILETUS (20:17-3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PAUL IN MILETUS (20:17-38):<text:s text:c="1"/></text:span><text:span text:style-name="a517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he participants (20:17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perspective (20:18-35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-title-Title-Slide" presentation:presentation-page-layout-name="Master1-PPL1" draw:id="Slide-262">
        <draw:frame draw:id="id95" presentation:style-name="a534" draw:name="Title 1" svg:x="1.38in" svg:y="0.83in" svg:width="10.3in" svg:height="4.42in" presentation:class="title" presentation:placeholder="false">
          <draw:text-box>
            <text:p text:style-name="a533" text:class-names="" text:cond-style-name=""><text:span text:style-name="a531" text:class-names=""><text:s text:c="1"/>The perspective (20:18-35):<text:s text:c="1"/></text:span><text:span text:style-name="a532" text:class-names=""/></text:p>
          </draw:text-box>
          <svg:title/>
          <svg:desc/>
        </draw:frame>
        <draw:frame draw:id="id96" presentation:style-name="a539" draw:name="Subtitle 2" svg:x="1.38in" svg:y="5.25in" svg:width="10.3in" svg:height="1.85in" presentation:class="subtitle" presentation:placeholder="false">
          <draw:text-box>
            <text:p text:style-name="a536" text:class-names="" text:cond-style-name=""><text:span text:style-name="a535" text:class-names=""><text:s text:c="1"/>He reviews the past (20:18-21, 26-27, 31, 33-35)<text:s text:c="1"/></text:span></text:p>
            <text:p text:style-name="a538" text:class-names="" text:cond-style-name=""><text:span text:style-name="a537" text:class-names=""/></text:p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He reviews the past (20:18-21, 26-27, 31, 33-35)<text:s text:c="1"/></text:span><text:span text:style-name="a542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Paul reminds them of his uncompromising ministry (20:18-21, 31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Paul reminds them of his faithful ministry (26:26-27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Paul reminds them of his unselfish ministry (20:33-35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Paul reminds them of his unselfish ministry (20:33-35).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What he does (20:33-35a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Why he does it (20:35b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He reviews the past (20:18-21, 26-27, 31, 33-35)<text:s text:c="1"/>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Paul reminds them of his uncompromising ministry (20:18-21, 31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Paul reminds them of his faithful ministry (26:26-27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Paul reminds them of his unselfish ministry (20:33-35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perspective (20:18-35):<text:s text:c="1"/></text:span><text:span text:style-name="a593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He reviews the past (20:18-21, 26-27, 31, 33-35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He overviews the present (20:22-25, 28, 32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He overviews the present (20:22-25, 28, 32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Paul explains (20:22-25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Paul exhorts (20:28, 32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Paul exhorts (20:28, 32)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"Feed and shepherd God's flock" (20:28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"I entrust to you God and the word of his grace" (20:32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He overviews the present (20:22-25, 28, 32)<text:s text:c="1"/></text:span><text:span text:style-name="a638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Paul explains (20:22-25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Paul exhorts (20:28, 32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perspective (20:18-35):<text:s text:c="1"/></text:span><text:span text:style-name="a653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He reviews the past (20:18-21, 26-27, 31, 33-35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He overviews the present (20:22-25, 28, 32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He previews the future (20:29-30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6" draw:style-name="a669" draw:master-page-name="Master1-Layout12-tx-Title-and-Text" presentation:presentation-page-layout-name="Master1-PPL12" draw:id="Slide-271">
        <draw:frame draw:id="id113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He previews the future (20:29-30):<text:s text:c="1"/></text:span><text:span text:style-name="a671" text:class-names=""/></text:p>
          </draw:text-box>
          <svg:title/>
          <svg:desc/>
        </draw:frame>
        <draw:frame draw:id="id114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iniquity of these men (20:29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identity of these men (20:30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7" draw:style-name="a684" draw:master-page-name="Master1-Layout12-tx-Title-and-Text" presentation:presentation-page-layout-name="Master1-PPL12" draw:id="Slide-272">
        <draw:frame draw:id="id115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perspective (20:18-35):<text:s text:c="1"/></text:span><text:span text:style-name="a686" text:class-names=""/></text:p>
          </draw:text-box>
          <svg:title/>
          <svg:desc/>
        </draw:frame>
        <draw:frame draw:id="id116" presentation:style-name="a701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He reviews the past (20:18-21, 26-27, 31, 33-35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He overviews the present (20:22-25, 28, 32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He previews the future (20:29-30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8" draw:style-name="a702" draw:master-page-name="Master1-Layout12-tx-Title-and-Text" presentation:presentation-page-layout-name="Master1-PPL12" draw:id="Slide-273">
        <draw:frame draw:id="id117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PAUL IN MILETUS (20:17-38):<text:s text:c="1"/></text:span><text:span text:style-name="a704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 participants (20:17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perspective (20:18-35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prayer (20:36-38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2-tx-Title-and-Text" presentation:presentation-page-layout-name="Master1-PPL12" draw:id="Slide-274">
        <draw:frame draw:id="id119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ACTS 20<text:s text:c="1"/></text:span><text:span text:style-name="a722" text:class-names=""/></text:p>
          </draw:text-box>
          <svg:title/>
          <svg:desc/>
        </draw:frame>
        <draw:frame draw:id="id120" presentation:style-name="a743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PAUL IN GREECE (20:1-3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PAUL EN ROUTE TO TROAS (20:4-6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PAUL IN TROAS (20:7-12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PAUL EN ROUTE TO MILETUS (20:13-16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PAUL IN MILETUS (20:17-38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0 </dc:title>
    <meta:initial-creator>David STRICKLAND</meta:initial-creator>
    <dc:creator>David STRICKLAND</dc:creator>
    <meta:creation-date>2020-02-23T23:11:15Z</meta:creation-date>
    <dc:date>2020-02-23T23:11:15Z</dc:date>
    <meta:template xlink:href="BibleStudy" xlink:type="simple"/>
    <meta:editing-cycles>1</meta:editing-cycles>
    <meta:editing-duration>PT0S</meta:editing-duration>
    <meta:document-statistic meta:paragraph-count="68" meta:word-count="557"/>
  </office:meta>
</office:document-meta>
</file>